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b4c47" officeooo:paragraph-rsid="001b4c47"/>
    </style:style>
    <style:style style:name="P3" style:family="paragraph" style:parent-style-name="Text_20_body" style:list-style-name="L1">
      <style:text-properties officeooo:rsid="00259a1c" officeooo:paragraph-rsid="00259a1c"/>
    </style:style>
    <style:style style:name="T1" style:family="text">
      <style:text-properties officeooo:rsid="001cccbb"/>
    </style:style>
    <style:style style:name="T2" style:family="text">
      <style:text-properties officeooo:rsid="001dc124"/>
    </style:style>
    <style:style style:name="T3" style:family="text">
      <style:text-properties officeooo:rsid="0023952a"/>
    </style:style>
    <style:style style:name="T4" style:family="text">
      <style:text-properties officeooo:rsid="002406a3"/>
    </style:style>
    <style:style style:name="T5" style:family="text">
      <style:text-properties officeooo:rsid="00281f88"/>
    </style:style>
    <style:style style:name="T6" style:family="text">
      <style:text-properties officeooo:rsid="0028b001"/>
    </style:style>
    <style:style style:name="T7" style:family="text">
      <style:text-properties officeooo:rsid="002be64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 Peter 3:1-18</text:h>
      <text:h text:style-name="Heading_20_2" text:outline-level="2"><text:bookmark text:name="en-GNT-33545"/>The Promise of the Lord's Coming</text:h>
      <text:list xml:id="list1094743569" text:style-name="L1">
        <text:list-item>
          <text:p text:style-name="P1">My dear friends, this is now the second letter I have written you. In both letters I have tried to arouse pure thoughts in your minds by reminding you of these things. I want you to remember the words that were spoken long ago by the holy prophets, and the command from the Lord and Savior which was given you by your apostles. First of all, you must understand that in the last days some people will appear whose lives are controlled by their own lusts. They will make fun of you and will ask, “He promised to come, didn't he? Where is he? Our ancestors have already died, but everything is still the same as it was since the creation of the world!” They purposely ignore the fact that long ago God gave a command, and the heavens and earth were created. The earth was formed out of water and by water, and it was also by water, the water of the flood, that the old world was destroyed. But the heavens and the earth that now exist are being preserved by the same command of God, in order to be destroyed by fire. They are being kept for the day when godless people will be judged and destroyed. But do not forget one thing, my dear friends! There is no difference in the Lord's sight between one day and a thousand years; to him the two are the same. The Lord is not slow to do what he has promised, as some think. Instead, he is patient with you, because he does not want anyone to be destroyed, but wants all to turn away from their sins.<text:bookmark text:name="en-GNT-33554"/> But the Day of the Lord will come like a thief. On that Day the heavens will disappear with a shrill noise, the heavenly bodies will burn up and be destroyed, and the earth with everything in it will vanish.<text:bookmark text:name="en-GNT-33555"/> Since all these things will be destroyed in this way, what kind of people should you be? Your lives should be holy and dedicated to God, <text:bookmark text:name="en-GNT-33556"/>as you wait for the Day of God and do your best to make it come soon—the Day when the heavens will burn up and be destroyed, and the heavenly bodies will be melted by the heat. <text:bookmark text:name="en-GNT-33557"/>But we wait for what God has promised: new heavens and a new earth, where righteousness will be at home.<text:bookmark text:name="en-GNT-33558"/> And so, my friends, as you wait for that Day, do your best to be pure and faultless in God's sight and to be at peace with him. <text:bookmark text:name="en-GNT-33559"/>Look on our Lord's patience as the opportunity he is giving you to be saved, just as our dear friend Paul wrote to you, using the wisdom that God gave him. <text:bookmark text:name="en-GNT-33560"/>This is what he says in all his letters when he writes on the subject. There are some difficult things in his letters which ignorant and unstable people explain falsely, as they do with other passages of the Scriptures. So they bring on their own destruction.<text:bookmark text:name="en-GNT-33561"/> But you, my friends, already know this. Be on your guard, then, so that you will not be led away by the errors of lawless people and fall from your safe position. <text:bookmark text:name="en-GNT-33562"/>But continue to grow in the grace and knowledge of our Lord and Savior Jesus Christ. To him be the glory, now and forever! Amen.</text:p>
        </text:list-item>
        <text:list-item>
          <text:p text:style-name="P2">The Lord is coming again as promised, this is the message Peter is reminding all people especially Christians. <text:span text:style-name="T1">Ignorant people will come and say, generations have gone by and the Lord hasn’t come, hence, the Lord is not coming. </text:span><text:span text:style-name="T2">This thinking will lead them astray and to their destruction. </text:span><text:span text:style-name="T3">They forget how the Lord created the world and destroyed it in the past and how he takes his time to act as he wants all to repent, to the Lord a day is like a thousand days and a thousand days is like a day. </text:span><text:span text:style-name="T4">These ignarant people don’t believe in the words of the prophets and also in the messages of the apostles.</text:span></text:p>
        </text:list-item>
        <text:list-item>
          <text:p text:style-name="P3"><text:soft-page-break/>Now us who are aware of this message and believe in it should stand firm in the Lord and do as he has commanded so that when the day comes we’ll not be found wanting. <text:span text:style-name="T5">The day is surely coming and those who’ve remained in the Lord will be saved and those who have strayed will be destroyed. </text:span><text:span text:style-name="T6">Let’s choose the ways of the Lord now </text:span><text:span text:style-name="T7">and alway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6T09:38:40.124815297</meta:creation-date>
    <dc:date>2022-05-16T10:00:26.879403934</dc:date>
    <meta:editing-duration>PT21M42S</meta:editing-duration>
    <meta:editing-cycles>14</meta:editing-cycles>
    <meta:generator>LibreOffice/6.4.7.2$Linux_X86_64 LibreOffice_project/40$Build-2</meta:generator>
    <meta:document-statistic meta:table-count="0" meta:image-count="0" meta:object-count="0" meta:page-count="2" meta:paragraph-count="5" meta:word-count="759" meta:character-count="3898" meta:non-whitespace-character-count="3148"/>
  </office:meta>
</office:document-meta>
</file>